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family-generic="roman" style:font-pitch="variable" fo:font-weight="bold" style:font-weight-asian="bold" style:font-weight-complex="bold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3.5cm" svg:height="1.5cm" svg:x="8.5cm" svg:y="2.5cm">
          <text:p text:style-name="P1"><text:span text:style-name="T1">Talism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cm" svg:height="1.5cm" svg:x="3cm" svg:y="5.5cm">
          <text:p text:style-name="P2"><text:span text:style-name="T1">Sentence</text:span><text:span text:style-name="T1"><text:line-break/></text:span><text:span text:style-name="T1">Det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3cm" svg:height="1.5cm" svg:x="7cm" svg:y="5.5cm">
          <text:p text:style-name="P2"><text:span text:style-name="T1">Tokeni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" draw:layer="layout" svg:width="3cm" svg:height="1.5cm" svg:x="11cm" svg:y="5.5cm">
          <text:p text:style-name="P2"><text:span text:style-name="T1">Pos-Tag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4" draw:layer="layout" svg:width="2.5cm" svg:height="1.5cm" svg:x="15cm" svg:y="5.5cm">
          <text:p text:style-name="P2"><text:span text:style-name="T1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6cm" svg:y1="6.25cm" svg:x2="7cm" svg:y2="6.25cm" draw:start-shape="id1" draw:start-glue-point="1" draw:end-shape="id2" draw:end-glue-point="3" svg:d="m6000 6250h1000">
          <text:p/>
        </draw:connector>
        <draw:connector draw:style-name="gr5" draw:text-style-name="P3" draw:layer="layout" draw:type="curve" svg:x1="10cm" svg:y1="6.25cm" svg:x2="11cm" svg:y2="6.25cm" draw:start-shape="id2" draw:start-glue-point="1" draw:end-shape="id3" draw:end-glue-point="3" svg:d="m10000 6250h1000">
          <text:p/>
        </draw:connector>
        <draw:connector draw:style-name="gr5" draw:text-style-name="P3" draw:layer="layout" draw:type="curve" svg:x1="14cm" svg:y1="6.25cm" svg:x2="15cm" svg:y2="6.25cm" draw:start-shape="id3" draw:start-glue-point="1" draw:end-shape="id4" draw:end-glue-point="3" svg:d="m14000 6250h1000">
          <text:p/>
        </draw:connector>
        <draw:connector draw:style-name="gr6" draw:text-style-name="P3" draw:layer="layout" draw:type="curve" svg:x1="4.5cm" svg:y1="5.5cm" svg:x2="10.25cm" svg:y2="4cm" draw:start-shape="id1" draw:start-glue-point="0" draw:end-shape="id5" draw:end-glue-point="2" svg:d="m4500 5500c0-1123 5750-374 5750-1500">
          <text:p/>
        </draw:connector>
        <draw:connector draw:style-name="gr6" draw:text-style-name="P3" draw:layer="layout" draw:type="curve" svg:x1="8.5cm" svg:y1="5.5cm" svg:x2="10.25cm" svg:y2="4cm" draw:start-shape="id2" draw:start-glue-point="0" draw:end-shape="id5" draw:end-glue-point="2" svg:d="m8500 5500c0-1123 1750-374 1750-1500">
          <text:p/>
        </draw:connector>
        <draw:connector draw:style-name="gr6" draw:text-style-name="P3" draw:layer="layout" draw:type="curve" svg:x1="12.5cm" svg:y1="5.5cm" svg:x2="10.25cm" svg:y2="4cm" draw:start-shape="id3" draw:start-glue-point="0" draw:end-shape="id5" draw:end-glue-point="2" svg:d="m12500 5500c0-1123-2250-374-2250-1500">
          <text:p/>
        </draw:connector>
        <draw:connector draw:style-name="gr6" draw:text-style-name="P3" draw:layer="layout" draw:type="curve" svg:x1="16.25cm" svg:y1="5.5cm" svg:x2="10.25cm" svg:y2="4cm" draw:start-shape="id4" draw:start-glue-point="0" draw:end-shape="id5" draw:end-glue-point="2" svg:d="m16250 5500c0-1123-6000-374-6000-1500">
          <text:p/>
        </draw:connector>
        <draw:connector draw:style-name="gr5" draw:text-style-name="P3" draw:layer="layout" draw:type="line" svg:x1="17.5cm" svg:y1="6.25cm" svg:x2="18.338cm" svg:y2="6.25cm" draw:start-shape="id4" draw:start-glue-point="1" svg:d="m17500 6250h838">
          <text:p/>
        </draw:connector>
        <draw:connector draw:style-name="gr5" draw:text-style-name="P3" draw:layer="layout" draw:type="line" svg:x1="1.916cm" svg:y1="6.25cm" svg:x2="3cm" svg:y2="6.25cm" draw:end-shape="id1" draw:end-glue-point="3" svg:d="m1916 6250h1084">
          <text:p/>
        </draw:connector>
        <draw:rect draw:style-name="gr7" draw:text-style-name="P3" draw:layer="layout" svg:width="0.001cm" svg:height="1cm" svg:x="18.5cm" svg:y="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saf Urieli</meta:initial-creator>
    <meta:creation-date>2012-09-05T17:03:37.21</meta:creation-date>
    <dc:date>2012-09-05T17:14:18.24</dc:date>
    <dc:creator>Assaf Urieli</dc:creator>
    <meta:editing-duration>PT00H10M48S</meta:editing-duration>
    <meta:editing-cycles>2</meta:editing-cycles>
    <meta:generator>OpenOffice.org/3.2$Win32 OpenOffice.org_project/320m18$Build-9502</meta:generator>
    <meta:document-statistic meta:object-count="15"/>
  </office:meta>
</office:document-meta>
</file>